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8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12.911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l Trabaj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17708333333333in" svg:y="0.135416666666667in" svg:width="0.895833333333333in" svg:height="0.489583333333333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PM-08-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17708333333333in" svg:y="0.260416666666667in" svg:width="0.895833333333333in" svg:height="0.489583333333333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DT_DenunciasSectorPrivado_PM_2021Agosto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17708333333333in" svg:y="0.385416666666667in" svg:width="0.895833333333333in" svg:height="0.489583333333333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Denuncias del Sector Privado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17708333333333in" svg:y="0.510416666666667in" svg:width="0.895833333333333in" svg:height="0.489583333333333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4">
            <text:p>Notificación que realiza el trabajador o ex trabajador de una o varias vulneraciones a los derechos que le asiste.</text:p>
          </table:table-cell>
          <table:table-cell table:number-columns-repeated="16382"/>
        </table:table-row>
        <table:table-row table:style-name="ro1">
          <table:table-cell office:value-type="string" table:style-name="ce5">
            <office:annotation draw:style-name="a4" svg:x="1.17708333333333in" svg:y="0.666666666666667in" svg:width="0.895833333333333in" svg:height="0.489583333333333in">
              <dc:creator>JP</dc:creator>
              <text:p><text:span text:style-name="T1">JP:</text:span><text:span text:style-name="T2"/></text:p>
              <text:p><text:span text:style-name="T2">direccion web institucional</text:span></text:p>
            </office:annotation>
            <text:p>Código institución</text:p>
          </table:table-cell>
          <table:table-cell office:value-type="string" table:style-name="ce6">
            <text:p>https://www.trabajo.gob.ec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7">
            <text:p>CC-BY-4.0<text:s/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1-04-01T00:00:00" table:style-name="ce8">
            <text:p>2021-04-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5" svg:x="1.17708333333333in" svg:y="1.15625in" svg:width="0.895833333333333in" svg:height="0.5in">
              <dc:creator>JP</dc:creator>
              <text:p><text:span text:style-name="T1">JP:</text:span><text:span text:style-name="T2"/></text:p>
              <text:p><text:span text:style-name="T2">Fuente u origen de los datos</text:span></text:p>
            </office:annotation>
            <text:p>Archivo maestro</text:p>
          </table:table-cell>
          <table:table-cell office:value-type="string" table:style-name="ce4">
            <text:p>Base de Datos Denuncias del Sector Privad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nonimización</text:p>
          </table:table-cell>
          <table:table-cell office:value-type="string" table:style-name="ce3">
            <text:p>Si</text:p>
          </table:table-cell>
          <table:table-cell table:number-columns-repeated="16382"/>
        </table:table-row>
        <table:table-row table:style-name="ro1">
          <table:table-cell office:value-type="string" table:style-name="ce5">
            <office:annotation draw:style-name="a6" svg:x="1.17708333333333in" svg:y="1.40625in" svg:width="0.895833333333333in" svg:height="0.489583333333333in">
              <dc:creator>JP</dc:creator>
              <text:p><text:span text:style-name="T1">JP:</text:span><text:span text:style-name="T2"/></text:p>
              <text:p><text:span text:style-name="T2">correo del funcionario responsable dentro de la institución</text:span></text:p>
            </office:annotation>
            <text:p>Responsable</text:p>
          </table:table-cell>
          <table:table-cell office:value-type="string" table:style-name="ce6">
            <text:p>vinicio_obando@trabajo.gob.ec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7" svg:x="1.17708333333333in" svg:y="1.53125in" svg:width="0.895833333333333in" svg:height="0.5in">
              <dc:creator>JP</dc:creator>
              <text:p><text:span text:style-name="T1">JP:</text:span><text:span text:style-name="T2"/></text:p>
              <text:p><text:span text:style-name="T2">Idioma</text:span></text:p>
            </office:annotation>
            <text:p>Lenguaje</text:p>
          </table:table-cell>
          <table:table-cell office:value-type="string" table:style-name="ce7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4">
            <text:p>Denuncias, Sector Privad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RI</text:p>
          </table:table-cell>
          <table:table-cell office:value-type="string" table:style-name="ce6">
            <text:p>https://sut.trabajo.gob.ec/contratos-web/mrl/contenido/indicadores.xhtml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9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SNAP</dc:creator>
    <meta:creation-date>2020-12-02T17:01:11Z</meta:creation-date>
    <dc:date>2021-08-25T21:44:24Z</dc:date>
  </office:meta>
</office:document-meta>
</file>